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uni X</text:p>
          </table:table-cell>
          <table:table-cell office:value-type="string">
            <text:p>Mocnina X</text:p>
          </table:table-cell>
          <table:table-cell office:value-type="string">
            <text:p>exp X</text:p>
          </table:table-cell>
          <table:table-cell/>
          <table:table-cell/>
          <table:table-cell>
            <draw:frame table:end-cell-address="Sheet1.U54" table:end-x="0.418cm" table:end-y="0.239cm" draw:z-index="0" draw:style-name="gr1" draw:text-style-name="P1" svg:width="28.714cm" svg:height="23.165cm" svg:x="1.06cm" svg:y="0.107cm">
              <draw:object draw:notify-on-update-of-ranges="Sheet1.B3:Sheet1.B3 Sheet1.B4:Sheet1.B54 Sheet1.C3:Sheet1.C3 Sheet1.C4:Sheet1.C54 Sheet1.B3:Sheet1.B3 Sheet1.B4:Sheet1.B54 Sheet1.D3:Sheet1.D3 Sheet1.D4:Sheet1.D54 Sheet1.B3:Sheet1.B3 Sheet1.B4:Sheet1.B54 Sheet1.E3:Sheet1.E3 Sheet1.E4:Sheet1.E54 Sheet1.B3:Sheet1.B3 Sheet1.B4:Sheet1.B54 Sheet1.F3:Sheet1.F3 Sheet1.F4:Sheet1.F5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4]/10" office:value-type="float" office:value="0">
            <text:p>0</text:p>
          </table:table-cell>
          <table:table-cell table:formula="of:=POWER([.B4]; 2)/100" office:value-type="float" office:value="0">
            <text:p>0</text:p>
          </table:table-cell>
          <table:table-cell table:formula="of:=(POWER([.$D$58];[.B4])-1)/[.$D$59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>
            <text:p>0,1</text:p>
          </table:table-cell>
          <table:table-cell table:formula="of:=[.B5]/10" office:value-type="float" office:value="0.01">
            <text:p>0,01</text:p>
          </table:table-cell>
          <table:table-cell table:formula="of:=POWER([.B5]; 2)/100" office:value-type="float" office:value="0.0001">
            <text:p>0</text:p>
          </table:table-cell>
          <table:table-cell table:formula="of:=(POWER([.$D$58];[.B5])-1)/[.$D$59]" office:value-type="float" office:value="0.000437476267899616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,4</text:p>
          </table:table-cell>
          <table:table-cell table:formula="of:=[.B6]/10" office:value-type="float" office:value="0.04">
            <text:p>0,04</text:p>
          </table:table-cell>
          <table:table-cell table:formula="of:=POWER([.B6]; 2)/100" office:value-type="float" office:value="0.0016">
            <text:p>0</text:p>
          </table:table-cell>
          <table:table-cell table:formula="of:=(POWER([.$D$58];[.B6])-1)/[.$D$59]" office:value-type="float" office:value="0.0018803206119003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>
            <text:p>0,6</text:p>
          </table:table-cell>
          <table:table-cell table:formula="of:=[.B7]/10" office:value-type="float" office:value="0.06">
            <text:p>0,06</text:p>
          </table:table-cell>
          <table:table-cell table:formula="of:=POWER([.B7]; 2)/100" office:value-type="float" office:value="0.0036">
            <text:p>0</text:p>
          </table:table-cell>
          <table:table-cell table:formula="of:=(POWER([.$D$58];[.B7])-1)/[.$D$59]" office:value-type="float" office:value="0.00296165097214541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>
            <text:p>0,8</text:p>
          </table:table-cell>
          <table:table-cell table:formula="of:=[.B8]/10" office:value-type="float" office:value="0.08">
            <text:p>0,08</text:p>
          </table:table-cell>
          <table:table-cell table:formula="of:=POWER([.B8]; 2)/100" office:value-type="float" office:value="0.0064">
            <text:p>0,01</text:p>
          </table:table-cell>
          <table:table-cell table:formula="of:=(POWER([.$D$58];[.B8])-1)/[.$D$59]" office:value-type="float" office:value="0.00414955784018968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9]/10" office:value-type="float" office:value="0.1">
            <text:p>0,1</text:p>
          </table:table-cell>
          <table:table-cell table:formula="of:=POWER([.B9]; 2)/100" office:value-type="float" office:value="0.01">
            <text:p>0,01</text:p>
          </table:table-cell>
          <table:table-cell table:formula="of:=(POWER([.$D$58];[.B9])-1)/[.$D$59]" office:value-type="float" office:value="0.00545454545454546">
            <text:p>0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formula="of:=[.B10]/10" office:value-type="float" office:value="0.12">
            <text:p>0,12</text:p>
          </table:table-cell>
          <table:table-cell table:formula="of:=POWER([.B10]; 2)/100" office:value-type="float" office:value="0.0144">
            <text:p>0,01</text:p>
          </table:table-cell>
          <table:table-cell table:formula="of:=(POWER([.$D$58];[.B10])-1)/[.$D$59]" office:value-type="float" office:value="0.0068881533571799">
            <text:p>0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formula="of:=[.B11]/10" office:value-type="float" office:value="0.14">
            <text:p>0,14</text:p>
          </table:table-cell>
          <table:table-cell table:formula="of:=POWER([.B11]; 2)/100" office:value-type="float" office:value="0.0196">
            <text:p>0,02</text:p>
          </table:table-cell>
          <table:table-cell table:formula="of:=(POWER([.$D$58];[.B11])-1)/[.$D$59]" office:value-type="float" office:value="0.00846305843358593">
            <text:p>0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formula="of:=[.B12]/10" office:value-type="float" office:value="0.16">
            <text:p>0,16</text:p>
          </table:table-cell>
          <table:table-cell table:formula="of:=POWER([.B12]; 2)/100" office:value-type="float" office:value="0.0256">
            <text:p>0,03</text:p>
          </table:table-cell>
          <table:table-cell table:formula="of:=(POWER([.$D$58];[.B12])-1)/[.$D$59]" office:value-type="float" office:value="0.0101931870099781">
            <text:p>0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formula="of:=[.B13]/10" office:value-type="float" office:value="0.18">
            <text:p>0,18</text:p>
          </table:table-cell>
          <table:table-cell table:formula="of:=POWER([.B13]; 2)/100" office:value-type="float" office:value="0.0324">
            <text:p>0,03</text:p>
          </table:table-cell>
          <table:table-cell table:formula="of:=(POWER([.$D$58];[.B13])-1)/[.$D$59]" office:value-type="float" office:value="0.0120938379988489">
            <text:p>0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14]/10" office:value-type="float" office:value="0.2">
            <text:p>0,2</text:p>
          </table:table-cell>
          <table:table-cell table:formula="of:=POWER([.B14]; 2)/100" office:value-type="float" office:value="0.04">
            <text:p>0,04</text:p>
          </table:table-cell>
          <table:table-cell table:formula="of:=(POWER([.$D$58];[.B14])-1)/[.$D$59]" office:value-type="float" office:value="0.0141818181818182">
            <text:p>0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">
            <text:p>2,2</text:p>
          </table:table-cell>
          <table:table-cell table:formula="of:=[.B15]/10" office:value-type="float" office:value="0.22">
            <text:p>0,22</text:p>
          </table:table-cell>
          <table:table-cell table:formula="of:=POWER([.B15]; 2)/100" office:value-type="float" office:value="0.0484">
            <text:p>0,05</text:p>
          </table:table-cell>
          <table:table-cell table:formula="of:=(POWER([.$D$58];[.B15])-1)/[.$D$59]" office:value-type="float" office:value="0.0164755908260333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">
            <text:p>2,4</text:p>
          </table:table-cell>
          <table:table-cell table:formula="of:=[.B16]/10" office:value-type="float" office:value="0.24">
            <text:p>0,24</text:p>
          </table:table-cell>
          <table:table-cell table:formula="of:=POWER([.B16]; 2)/100" office:value-type="float" office:value="0.0576">
            <text:p>0,06</text:p>
          </table:table-cell>
          <table:table-cell table:formula="of:=(POWER([.$D$58];[.B16])-1)/[.$D$59]" office:value-type="float" office:value="0.0189954389482829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">
            <text:p>2,6</text:p>
          </table:table-cell>
          <table:table-cell table:formula="of:=[.B17]/10" office:value-type="float" office:value="0.26">
            <text:p>0,26</text:p>
          </table:table-cell>
          <table:table-cell table:formula="of:=POWER([.B17]; 2)/100" office:value-type="float" office:value="0.0676">
            <text:p>0,07</text:p>
          </table:table-cell>
          <table:table-cell table:formula="of:=(POWER([.$D$58];[.B17])-1)/[.$D$59]" office:value-type="float" office:value="0.0217636446705104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">
            <text:p>2,8</text:p>
          </table:table-cell>
          <table:table-cell table:formula="of:=[.B18]/10" office:value-type="float" office:value="0.28">
            <text:p>0,28</text:p>
          </table:table-cell>
          <table:table-cell table:formula="of:=POWER([.B18]; 2)/100" office:value-type="float" office:value="0.0784">
            <text:p>0,08</text:p>
          </table:table-cell>
          <table:table-cell table:formula="of:=(POWER([.$D$58];[.B18])-1)/[.$D$59]" office:value-type="float" office:value="0.0248046862527038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19]/10" office:value-type="float" office:value="0.3">
            <text:p>0,3</text:p>
          </table:table-cell>
          <table:table-cell table:formula="of:=POWER([.B19]; 2)/100" office:value-type="float" office:value="0.09">
            <text:p>0,09</text:p>
          </table:table-cell>
          <table:table-cell table:formula="of:=(POWER([.$D$58];[.B19])-1)/[.$D$59]" office:value-type="float" office:value="0.0281454545454546">
            <text:p>0,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>
            <text:p>3,2</text:p>
          </table:table-cell>
          <table:table-cell table:formula="of:=[.B20]/10" office:value-type="float" office:value="0.32">
            <text:p>0,32</text:p>
          </table:table-cell>
          <table:table-cell table:formula="of:=POWER([.B20]; 2)/100" office:value-type="float" office:value="0.1024">
            <text:p>0,1</text:p>
          </table:table-cell>
          <table:table-cell table:formula="of:=(POWER([.$D$58];[.B20])-1)/[.$D$59]" office:value-type="float" office:value="0.0318154907761987">
            <text:p>0,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">
            <text:p>3,4</text:p>
          </table:table-cell>
          <table:table-cell table:formula="of:=[.B21]/10" office:value-type="float" office:value="0.34">
            <text:p>0,34</text:p>
          </table:table-cell>
          <table:table-cell table:formula="of:=POWER([.B21]; 2)/100" office:value-type="float" office:value="0.1156">
            <text:p>0,12</text:p>
          </table:table-cell>
          <table:table-cell table:formula="of:=(POWER([.$D$58];[.B21])-1)/[.$D$59]" office:value-type="float" office:value="0.0358472477717982">
            <text:p>0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">
            <text:p>3,6</text:p>
          </table:table-cell>
          <table:table-cell table:formula="of:=[.B22]/10" office:value-type="float" office:value="0.36">
            <text:p>0,36</text:p>
          </table:table-cell>
          <table:table-cell table:formula="of:=POWER([.B22]; 2)/100" office:value-type="float" office:value="0.1296">
            <text:p>0,13</text:p>
          </table:table-cell>
          <table:table-cell table:formula="of:=(POWER([.$D$58];[.B22])-1)/[.$D$59]" office:value-type="float" office:value="0.0402763769273621">
            <text:p>0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">
            <text:p>3,8</text:p>
          </table:table-cell>
          <table:table-cell table:formula="of:=[.B23]/10" office:value-type="float" office:value="0.38">
            <text:p>0,38</text:p>
          </table:table-cell>
          <table:table-cell table:formula="of:=POWER([.B23]; 2)/100" office:value-type="float" office:value="0.1444">
            <text:p>0,14</text:p>
          </table:table-cell>
          <table:table-cell table:formula="of:=(POWER([.$D$58];[.B23])-1)/[.$D$59]" office:value-type="float" office:value="0.0451420434588715">
            <text:p>0,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24]/10" office:value-type="float" office:value="0.4">
            <text:p>0,4</text:p>
          </table:table-cell>
          <table:table-cell table:formula="of:=POWER([.B24]; 2)/100" office:value-type="float" office:value="0.16">
            <text:p>0,16</text:p>
          </table:table-cell>
          <table:table-cell table:formula="of:=(POWER([.$D$58];[.B24])-1)/[.$D$59]" office:value-type="float" office:value="0.0504872727272727">
            <text:p>0,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">
            <text:p>4,2</text:p>
          </table:table-cell>
          <table:table-cell table:formula="of:=[.B25]/10" office:value-type="float" office:value="0.42">
            <text:p>0,42</text:p>
          </table:table-cell>
          <table:table-cell table:formula="of:=POWER([.B25]; 2)/100" office:value-type="float" office:value="0.1764">
            <text:p>0,18</text:p>
          </table:table-cell>
          <table:table-cell table:formula="of:=(POWER([.$D$58];[.B25])-1)/[.$D$59]" office:value-type="float" office:value="0.0563593306964634">
            <text:p>0,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">
            <text:p>4,4</text:p>
          </table:table-cell>
          <table:table-cell table:formula="of:=[.B26]/10" office:value-type="float" office:value="0.44">
            <text:p>0,44</text:p>
          </table:table-cell>
          <table:table-cell table:formula="of:=POWER([.B26]; 2)/100" office:value-type="float" office:value="0.1936">
            <text:p>0,19</text:p>
          </table:table-cell>
          <table:table-cell table:formula="of:=(POWER([.$D$58];[.B26])-1)/[.$D$59]" office:value-type="float" office:value="0.0628101418894225">
            <text:p>0,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">
            <text:p>4,6</text:p>
          </table:table-cell>
          <table:table-cell table:formula="of:=[.B27]/10" office:value-type="float" office:value="0.46">
            <text:p>0,46</text:p>
          </table:table-cell>
          <table:table-cell table:formula="of:=POWER([.B27]; 2)/100" office:value-type="float" office:value="0.2116">
            <text:p>0,21</text:p>
          </table:table-cell>
          <table:table-cell table:formula="of:=(POWER([.$D$58];[.B27])-1)/[.$D$59]" office:value-type="float" office:value="0.0698967485383249">
            <text:p>0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">
            <text:p>4,8</text:p>
          </table:table-cell>
          <table:table-cell table:formula="of:=[.B28]/10" office:value-type="float" office:value="0.48">
            <text:p>0,48</text:p>
          </table:table-cell>
          <table:table-cell table:formula="of:=POWER([.B28]; 2)/100" office:value-type="float" office:value="0.2304">
            <text:p>0,23</text:p>
          </table:table-cell>
          <table:table-cell table:formula="of:=(POWER([.$D$58];[.B28])-1)/[.$D$59]" office:value-type="float" office:value="0.0776818149887398">
            <text:p>0,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29]/10" office:value-type="float" office:value="0.5">
            <text:p>0,5</text:p>
          </table:table-cell>
          <table:table-cell table:formula="of:=POWER([.B29]; 2)/100" office:value-type="float" office:value="0.25">
            <text:p>0,25</text:p>
          </table:table-cell>
          <table:table-cell table:formula="of:=(POWER([.$D$58];[.B29])-1)/[.$D$59]" office:value-type="float" office:value="0.0862341818181818">
            <text:p>0,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">
            <text:p>5,2</text:p>
          </table:table-cell>
          <table:table-cell table:formula="of:=[.B30]/10" office:value-type="float" office:value="0.52">
            <text:p>0,52</text:p>
          </table:table-cell>
          <table:table-cell table:formula="of:=POWER([.B30]; 2)/100" office:value-type="float" office:value="0.2704">
            <text:p>0,27</text:p>
          </table:table-cell>
          <table:table-cell table:formula="of:=(POWER([.$D$58];[.B30])-1)/[.$D$59]" office:value-type="float" office:value="0.0956294745688869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">
            <text:p>5,4</text:p>
          </table:table-cell>
          <table:table-cell table:formula="of:=[.B31]/10" office:value-type="float" office:value="0.54">
            <text:p>0,54</text:p>
          </table:table-cell>
          <table:table-cell table:formula="of:=POWER([.B31]; 2)/100" office:value-type="float" office:value="0.2916">
            <text:p>0,29</text:p>
          </table:table-cell>
          <table:table-cell table:formula="of:=(POWER([.$D$58];[.B31])-1)/[.$D$59]" office:value-type="float" office:value="0.105950772477622">
            <text:p>0,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">
            <text:p>5,6</text:p>
          </table:table-cell>
          <table:table-cell table:formula="of:=[.B32]/10" office:value-type="float" office:value="0.56">
            <text:p>0,56</text:p>
          </table:table-cell>
          <table:table-cell table:formula="of:=POWER([.B32]; 2)/100" office:value-type="float" office:value="0.3136">
            <text:p>0,31</text:p>
          </table:table-cell>
          <table:table-cell table:formula="of:=(POWER([.$D$58];[.B32])-1)/[.$D$59]" office:value-type="float" office:value="0.117289343115865">
            <text:p>0,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">
            <text:p>5,8</text:p>
          </table:table-cell>
          <table:table-cell table:formula="of:=[.B33]/10" office:value-type="float" office:value="0.58">
            <text:p>0,58</text:p>
          </table:table-cell>
          <table:table-cell table:formula="of:=POWER([.B33]; 2)/100" office:value-type="float" office:value="0.3364">
            <text:p>0,34</text:p>
          </table:table-cell>
          <table:table-cell table:formula="of:=(POWER([.$D$58];[.B33])-1)/[.$D$59]" office:value-type="float" office:value="0.129745449436529">
            <text:p>0,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34]/10" office:value-type="float" office:value="0.6">
            <text:p>0,6</text:p>
          </table:table-cell>
          <table:table-cell table:formula="of:=POWER([.B34]; 2)/100" office:value-type="float" office:value="0.36">
            <text:p>0,36</text:p>
          </table:table-cell>
          <table:table-cell table:formula="of:=(POWER([.$D$58];[.B34])-1)/[.$D$59]" office:value-type="float" office:value="0.143429236363636">
            <text:p>0,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">
            <text:p>6,2</text:p>
          </table:table-cell>
          <table:table-cell table:formula="of:=[.B35]/10" office:value-type="float" office:value="0.62">
            <text:p>0,62</text:p>
          </table:table-cell>
          <table:table-cell table:formula="of:=POWER([.B35]; 2)/100" office:value-type="float" office:value="0.3844">
            <text:p>0,38</text:p>
          </table:table-cell>
          <table:table-cell table:formula="of:=(POWER([.$D$58];[.B35])-1)/[.$D$59]" office:value-type="float" office:value="0.158461704764765">
            <text:p>0,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">
            <text:p>6,4</text:p>
          </table:table-cell>
          <table:table-cell table:formula="of:=[.B36]/10" office:value-type="float" office:value="0.64">
            <text:p>0,64</text:p>
          </table:table-cell>
          <table:table-cell table:formula="of:=POWER([.B36]; 2)/100" office:value-type="float" office:value="0.4096">
            <text:p>0,41</text:p>
          </table:table-cell>
          <table:table-cell table:formula="of:=(POWER([.$D$58];[.B36])-1)/[.$D$59]" office:value-type="float" office:value="0.17497578141874">
            <text:p>0,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">
            <text:p>6,6</text:p>
          </table:table-cell>
          <table:table-cell table:formula="of:=[.B37]/10" office:value-type="float" office:value="0.66">
            <text:p>0,66</text:p>
          </table:table-cell>
          <table:table-cell table:formula="of:=POWER([.B37]; 2)/100" office:value-type="float" office:value="0.4356">
            <text:p>0,44</text:p>
          </table:table-cell>
          <table:table-cell table:formula="of:=(POWER([.$D$58];[.B37])-1)/[.$D$59]" office:value-type="float" office:value="0.19311749443993">
            <text:p>0,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>
            <text:p>6,8</text:p>
          </table:table-cell>
          <table:table-cell table:formula="of:=[.B38]/10" office:value-type="float" office:value="0.68">
            <text:p>0,68</text:p>
          </table:table-cell>
          <table:table-cell table:formula="of:=POWER([.B38]; 2)/100" office:value-type="float" office:value="0.4624">
            <text:p>0,46</text:p>
          </table:table-cell>
          <table:table-cell table:formula="of:=(POWER([.$D$58];[.B38])-1)/[.$D$59]" office:value-type="float" office:value="0.213047264552992">
            <text:p>0,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39]/10" office:value-type="float" office:value="0.7">
            <text:p>0,7</text:p>
          </table:table-cell>
          <table:table-cell table:formula="of:=POWER([.B39]; 2)/100" office:value-type="float" office:value="0.49">
            <text:p>0,49</text:p>
          </table:table-cell>
          <table:table-cell table:formula="of:=(POWER([.$D$58];[.B39])-1)/[.$D$59]" office:value-type="float" office:value="0.234941323636364">
            <text:p>0,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">
            <text:p>7,2</text:p>
          </table:table-cell>
          <table:table-cell table:formula="of:=[.B40]/10" office:value-type="float" office:value="0.72">
            <text:p>0,72</text:p>
          </table:table-cell>
          <table:table-cell table:formula="of:=POWER([.B40]; 2)/100" office:value-type="float" office:value="0.5184">
            <text:p>0,52</text:p>
          </table:table-cell>
          <table:table-cell table:formula="of:=(POWER([.$D$58];[.B40])-1)/[.$D$59]" office:value-type="float" office:value="0.258993273078169">
            <text:p>0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">
            <text:p>7,4</text:p>
          </table:table-cell>
          <table:table-cell table:formula="of:=[.B41]/10" office:value-type="float" office:value="0.74">
            <text:p>0,74</text:p>
          </table:table-cell>
          <table:table-cell table:formula="of:=POWER([.B41]; 2)/100" office:value-type="float" office:value="0.5476">
            <text:p>0,55</text:p>
          </table:table-cell>
          <table:table-cell table:formula="of:=(POWER([.$D$58];[.B41])-1)/[.$D$59]" office:value-type="float" office:value="0.285415795724529">
            <text:p>0,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">
            <text:p>7,6</text:p>
          </table:table-cell>
          <table:table-cell table:formula="of:=[.B42]/10" office:value-type="float" office:value="0.76">
            <text:p>0,76</text:p>
          </table:table-cell>
          <table:table-cell table:formula="of:=POWER([.B42]; 2)/100" office:value-type="float" office:value="0.5776">
            <text:p>0,58</text:p>
          </table:table-cell>
          <table:table-cell table:formula="of:=(POWER([.$D$58];[.B42])-1)/[.$D$59]" office:value-type="float" office:value="0.314442536558433">
            <text:p>0,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">
            <text:p>7,8</text:p>
          </table:table-cell>
          <table:table-cell table:formula="of:=[.B43]/10" office:value-type="float" office:value="0.78">
            <text:p>0,78</text:p>
          </table:table-cell>
          <table:table-cell table:formula="of:=POWER([.B43]; 2)/100" office:value-type="float" office:value="0.6084">
            <text:p>0,61</text:p>
          </table:table-cell>
          <table:table-cell table:formula="of:=(POWER([.$D$58];[.B43])-1)/[.$D$59]" office:value-type="float" office:value="0.346330168739333">
            <text:p>0,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44]/10" office:value-type="float" office:value="0.8">
            <text:p>0,8</text:p>
          </table:table-cell>
          <table:table-cell table:formula="of:=POWER([.B44]; 2)/100" office:value-type="float" office:value="0.64">
            <text:p>0,64</text:p>
          </table:table-cell>
          <table:table-cell table:formula="of:=(POWER([.$D$58];[.B44])-1)/[.$D$59]" office:value-type="float" office:value="0.381360663272727">
            <text:p>0,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">
            <text:p>8,2</text:p>
          </table:table-cell>
          <table:table-cell table:formula="of:=[.B45]/10" office:value-type="float" office:value="0.82">
            <text:p>0,82</text:p>
          </table:table-cell>
          <table:table-cell table:formula="of:=POWER([.B45]; 2)/100" office:value-type="float" office:value="0.6724">
            <text:p>0,67</text:p>
          </table:table-cell>
          <table:table-cell table:formula="of:=(POWER([.$D$58];[.B45])-1)/[.$D$59]" office:value-type="float" office:value="0.419843782379616">
            <text:p>0,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4">
            <text:p>8,4</text:p>
          </table:table-cell>
          <table:table-cell table:formula="of:=[.B46]/10" office:value-type="float" office:value="0.84">
            <text:p>0,84</text:p>
          </table:table-cell>
          <table:table-cell table:formula="of:=POWER([.B46]; 2)/100" office:value-type="float" office:value="0.7056">
            <text:p>0,71</text:p>
          </table:table-cell>
          <table:table-cell table:formula="of:=(POWER([.$D$58];[.B46])-1)/[.$D$59]" office:value-type="float" office:value="0.462119818613792">
            <text:p>0,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">
            <text:p>8,6</text:p>
          </table:table-cell>
          <table:table-cell table:formula="of:=[.B47]/10" office:value-type="float" office:value="0.86">
            <text:p>0,86</text:p>
          </table:table-cell>
          <table:table-cell table:formula="of:=POWER([.B47]; 2)/100" office:value-type="float" office:value="0.7396">
            <text:p>0,74</text:p>
          </table:table-cell>
          <table:table-cell table:formula="of:=(POWER([.$D$58];[.B47])-1)/[.$D$59]" office:value-type="float" office:value="0.508562603948039">
            <text:p>0,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8">
            <text:p>8,8</text:p>
          </table:table-cell>
          <table:table-cell table:formula="of:=[.B48]/10" office:value-type="float" office:value="0.88">
            <text:p>0,88</text:p>
          </table:table-cell>
          <table:table-cell table:formula="of:=POWER([.B48]; 2)/100" office:value-type="float" office:value="0.7744">
            <text:p>0,77</text:p>
          </table:table-cell>
          <table:table-cell table:formula="of:=(POWER([.$D$58];[.B48])-1)/[.$D$59]" office:value-type="float" office:value="0.559582815437478">
            <text:p>0,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49]/10" office:value-type="float" office:value="0.9">
            <text:p>0,9</text:p>
          </table:table-cell>
          <table:table-cell table:formula="of:=POWER([.B49]; 2)/100" office:value-type="float" office:value="0.81">
            <text:p>0,81</text:p>
          </table:table-cell>
          <table:table-cell table:formula="of:=(POWER([.$D$58];[.B49])-1)/[.$D$59]" office:value-type="float" office:value="0.615631606690909">
            <text:p>0,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">
            <text:p>9,2</text:p>
          </table:table-cell>
          <table:table-cell table:formula="of:=[.B50]/10" office:value-type="float" office:value="0.92">
            <text:p>0,92</text:p>
          </table:table-cell>
          <table:table-cell table:formula="of:=POWER([.B50]; 2)/100" office:value-type="float" office:value="0.8464">
            <text:p>0,85</text:p>
          </table:table-cell>
          <table:table-cell table:formula="of:=(POWER([.$D$58];[.B50])-1)/[.$D$59]" office:value-type="float" office:value="0.67720459726193">
            <text:p>0,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4">
            <text:p>9,4</text:p>
          </table:table-cell>
          <table:table-cell table:formula="of:=[.B51]/10" office:value-type="float" office:value="0.94">
            <text:p>0,94</text:p>
          </table:table-cell>
          <table:table-cell table:formula="of:=POWER([.B51]; 2)/100" office:value-type="float" office:value="0.8836">
            <text:p>0,88</text:p>
          </table:table-cell>
          <table:table-cell table:formula="of:=(POWER([.$D$58];[.B51])-1)/[.$D$59]" office:value-type="float" office:value="0.744846255236613">
            <text:p>0,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">
            <text:p>9,6</text:p>
          </table:table-cell>
          <table:table-cell table:formula="of:=[.B52]/10" office:value-type="float" office:value="0.96">
            <text:p>0,96</text:p>
          </table:table-cell>
          <table:table-cell table:formula="of:=POWER([.B52]; 2)/100" office:value-type="float" office:value="0.9216">
            <text:p>0,92</text:p>
          </table:table-cell>
          <table:table-cell table:formula="of:=(POWER([.$D$58];[.B52])-1)/[.$D$59]" office:value-type="float" office:value="0.819154711771408">
            <text:p>0,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8">
            <text:p>9,8</text:p>
          </table:table-cell>
          <table:table-cell table:formula="of:=[.B53]/10" office:value-type="float" office:value="0.98">
            <text:p>0,98</text:p>
          </table:table-cell>
          <table:table-cell table:formula="of:=POWER([.B53]; 2)/100" office:value-type="float" office:value="0.9604">
            <text:p>0,96</text:p>
          </table:table-cell>
          <table:table-cell table:formula="of:=(POWER([.$D$58];[.B53])-1)/[.$D$59]" office:value-type="float" office:value="0.900787050154511">
            <text:p>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54]/10" office:value-type="float" office:value="1">
            <text:p>1</text:p>
          </table:table-cell>
          <table:table-cell table:formula="of:=POWER([.B54]; 2)/100" office:value-type="float" office:value="1">
            <text:p>1</text:p>
          </table:table-cell>
          <table:table-cell table:formula="of:=(POWER([.$D$58];[.B54])-1)/[.$D$59]" office:value-type="float" office:value="0.990465116160001">
            <text:p>0,99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ase</text:p>
          </table:table-cell>
          <table:table-cell office:value-type="float" office:value="1.6">
            <text:p>1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rm </text:p>
          </table:table-cell>
          <table:table-cell office:value-type="float" office:value="110">
            <text:p>11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7">07.01.2023</text:date>, <text:time>12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46S</meta:editing-duration>
    <meta:editing-cycles>4</meta:editing-cycles>
    <meta:generator>OpenOffice/4.1.13$Win32 OpenOffice.org_project/4113m1$Build-9810</meta:generator>
    <dc:date>2023-01-07T12:14:53.24</dc:date>
    <dc:creator>Pavol Horanský</dc:creator>
    <meta:document-statistic meta:table-count="3" meta:cell-count="21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715cm" svg:height="23.166cm" xlink:href=".." xlink:type="simple" chart:class="chart:scatter" chart:style-name="ch1">
        <chart:legend chart:legend-position="end" svg:x="25.783cm" svg:y="10.485cm" style:legend-expansion="high" chart:style-name="ch2"/>
        <chart:plot-area chart:style-name="ch3" table:cell-range-address="Sheet1.B3:Sheet1.F54" chart:data-source-has-labels="row" svg:x="1.024cm" svg:y="1.987cm" svg:width="23.611cm" svg:height="20.296cm">
          <chartooo:coordinate-region svg:x="1.751cm" svg:y="2.2cm" svg:width="22.697cm" svg:height="19.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4" chart:label-cell-address="Sheet1.C3:Sheet1.C3" chart:class="chart:scatter">
            <chart:domain table:cell-range-address="Sheet1.B4:Sheet1.B54"/>
            <chart:data-point chart:repeated="51"/>
          </chart:series>
          <chart:series chart:style-name="ch7" chart:values-cell-range-address="Sheet1.D4:Sheet1.D54" chart:label-cell-address="Sheet1.D3:Sheet1.D3" chart:class="chart:scatter">
            <chart:data-point chart:repeated="51"/>
          </chart:series>
          <chart:series chart:style-name="ch8" chart:values-cell-range-address="Sheet1.E4:Sheet1.E54" chart:label-cell-address="Sheet1.E3:Sheet1.E3" chart:class="chart:scatter">
            <chart:data-point chart:repeated="51"/>
          </chart:series>
          <chart:series chart:style-name="ch9" chart:values-cell-range-address="Sheet1.F4:Sheet1.F54" chart:label-cell-address="Sheet1.F3:Sheet1.F3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ni X</text:p>
                <draw:g>
                  <svg:desc>Sheet1.C3:Sheet1.C3</svg:desc>
                </draw:g>
              </table:table-cell>
              <table:table-cell office:value-type="string">
                <text:p>Mocnina X</text:p>
                <draw:g>
                  <svg:desc>Sheet1.D3:Sheet1.D3</svg:desc>
                </draw:g>
              </table:table-cell>
              <table:table-cell office:value-type="string">
                <text:p>exp X</text:p>
                <draw:g>
                  <svg:desc>Sheet1.E3:Sheet1.E3</svg:desc>
                </draw:g>
              </table:table-cell>
              <table:table-cell office:value-type="string">
                <text:p/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54</svg:desc>
                </draw:g>
              </table:table-cell>
              <table:table-cell office:value-type="float" office:value="0">
                <text:p>0</text:p>
                <draw:g>
                  <svg:desc>Sheet1.C4:Sheet1.C54</svg:desc>
                </draw:g>
              </table:table-cell>
              <table:table-cell office:value-type="float" office:value="0">
                <text:p>0</text:p>
                <draw:g>
                  <svg:desc>Sheet1.D4:Sheet1.D54</svg:desc>
                </draw:g>
              </table:table-cell>
              <table:table-cell office:value-type="float" office:value="0">
                <text:p>0</text:p>
                <draw:g>
                  <svg:desc>Sheet1.E4:Sheet1.E54</svg:desc>
                </draw:g>
              </table:table-cell>
              <table:table-cell office:value-type="float" office:value="NaN">
                <text:p>NaN</text:p>
                <draw:g>
                  <svg:desc>Sheet1.F4:Sheet1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01">
                <text:p>0.0001</text:p>
              </table:table-cell>
              <table:table-cell office:value-type="float" office:value="0.000437476267899616">
                <text:p>0.00043747626789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4">
                <text:p>0.04</text:p>
              </table:table-cell>
              <table:table-cell office:value-type="float" office:value="0.0016">
                <text:p>0.0016</text:p>
              </table:table-cell>
              <table:table-cell office:value-type="float" office:value="0.0018803206119003">
                <text:p>0.001880320611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6">
                <text:p>0.06</text:p>
              </table:table-cell>
              <table:table-cell office:value-type="float" office:value="0.0036">
                <text:p>0.0036</text:p>
              </table:table-cell>
              <table:table-cell office:value-type="float" office:value="0.00296165097214541">
                <text:p>0.00296165097214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8">
                <text:p>0.08</text:p>
              </table:table-cell>
              <table:table-cell office:value-type="float" office:value="0.0064">
                <text:p>0.0064</text:p>
              </table:table-cell>
              <table:table-cell office:value-type="float" office:value="0.00414955784018968">
                <text:p>0.00414955784018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545454545454546">
                <text:p>0.0054545454545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12">
                <text:p>0.12</text:p>
              </table:table-cell>
              <table:table-cell office:value-type="float" office:value="0.0144">
                <text:p>0.0144</text:p>
              </table:table-cell>
              <table:table-cell office:value-type="float" office:value="0.0068881533571799">
                <text:p>0.006888153357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14">
                <text:p>0.14</text:p>
              </table:table-cell>
              <table:table-cell office:value-type="float" office:value="0.0196">
                <text:p>0.0196</text:p>
              </table:table-cell>
              <table:table-cell office:value-type="float" office:value="0.00846305843358593">
                <text:p>0.0084630584335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16">
                <text:p>0.16</text:p>
              </table:table-cell>
              <table:table-cell office:value-type="float" office:value="0.0256">
                <text:p>0.0256</text:p>
              </table:table-cell>
              <table:table-cell office:value-type="float" office:value="0.0101931870099781">
                <text:p>0.0101931870099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18">
                <text:p>0.18</text:p>
              </table:table-cell>
              <table:table-cell office:value-type="float" office:value="0.0324">
                <text:p>0.0324</text:p>
              </table:table-cell>
              <table:table-cell office:value-type="float" office:value="0.0120938379988489">
                <text:p>0.0120938379988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141818181818182">
                <text:p>0.0141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22">
                <text:p>0.22</text:p>
              </table:table-cell>
              <table:table-cell office:value-type="float" office:value="0.0484">
                <text:p>0.0484</text:p>
              </table:table-cell>
              <table:table-cell office:value-type="float" office:value="0.0164755908260333">
                <text:p>0.0164755908260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.24">
                <text:p>0.24</text:p>
              </table:table-cell>
              <table:table-cell office:value-type="float" office:value="0.0576">
                <text:p>0.0576</text:p>
              </table:table-cell>
              <table:table-cell office:value-type="float" office:value="0.0189954389482829">
                <text:p>0.018995438948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0.26">
                <text:p>0.26</text:p>
              </table:table-cell>
              <table:table-cell office:value-type="float" office:value="0.0676">
                <text:p>0.0676</text:p>
              </table:table-cell>
              <table:table-cell office:value-type="float" office:value="0.0217636446705104">
                <text:p>0.021763644670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0.28">
                <text:p>0.28</text:p>
              </table:table-cell>
              <table:table-cell office:value-type="float" office:value="0.0784">
                <text:p>0.0784</text:p>
              </table:table-cell>
              <table:table-cell office:value-type="float" office:value="0.0248046862527038">
                <text:p>0.0248046862527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281454545454546">
                <text:p>0.028145454545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0.32">
                <text:p>0.32</text:p>
              </table:table-cell>
              <table:table-cell office:value-type="float" office:value="0.1024">
                <text:p>0.1024</text:p>
              </table:table-cell>
              <table:table-cell office:value-type="float" office:value="0.0318154907761987">
                <text:p>0.031815490776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0.34">
                <text:p>0.34</text:p>
              </table:table-cell>
              <table:table-cell office:value-type="float" office:value="0.1156">
                <text:p>0.1156</text:p>
              </table:table-cell>
              <table:table-cell office:value-type="float" office:value="0.0358472477717982">
                <text:p>0.035847247771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0.36">
                <text:p>0.36</text:p>
              </table:table-cell>
              <table:table-cell office:value-type="float" office:value="0.1296">
                <text:p>0.1296</text:p>
              </table:table-cell>
              <table:table-cell office:value-type="float" office:value="0.0402763769273621">
                <text:p>0.0402763769273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0.38">
                <text:p>0.38</text:p>
              </table:table-cell>
              <table:table-cell office:value-type="float" office:value="0.1444">
                <text:p>0.1444</text:p>
              </table:table-cell>
              <table:table-cell office:value-type="float" office:value="0.0451420434588715">
                <text:p>0.045142043458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504872727272727">
                <text:p>0.05048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0.42">
                <text:p>0.42</text:p>
              </table:table-cell>
              <table:table-cell office:value-type="float" office:value="0.1764">
                <text:p>0.1764</text:p>
              </table:table-cell>
              <table:table-cell office:value-type="float" office:value="0.0563593306964634">
                <text:p>0.0563593306964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0.44">
                <text:p>0.44</text:p>
              </table:table-cell>
              <table:table-cell office:value-type="float" office:value="0.1936">
                <text:p>0.1936</text:p>
              </table:table-cell>
              <table:table-cell office:value-type="float" office:value="0.0628101418894225">
                <text:p>0.0628101418894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0.46">
                <text:p>0.46</text:p>
              </table:table-cell>
              <table:table-cell office:value-type="float" office:value="0.2116">
                <text:p>0.2116</text:p>
              </table:table-cell>
              <table:table-cell office:value-type="float" office:value="0.0698967485383249">
                <text:p>0.0698967485383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0.48">
                <text:p>0.48</text:p>
              </table:table-cell>
              <table:table-cell office:value-type="float" office:value="0.2304">
                <text:p>0.2304</text:p>
              </table:table-cell>
              <table:table-cell office:value-type="float" office:value="0.0776818149887398">
                <text:p>0.077681814988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0862341818181818">
                <text:p>0.086234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0.52">
                <text:p>0.52</text:p>
              </table:table-cell>
              <table:table-cell office:value-type="float" office:value="0.2704">
                <text:p>0.2704</text:p>
              </table:table-cell>
              <table:table-cell office:value-type="float" office:value="0.0956294745688869">
                <text:p>0.095629474568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0.54">
                <text:p>0.54</text:p>
              </table:table-cell>
              <table:table-cell office:value-type="float" office:value="0.2916">
                <text:p>0.2916</text:p>
              </table:table-cell>
              <table:table-cell office:value-type="float" office:value="0.105950772477622">
                <text:p>0.105950772477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0.56">
                <text:p>0.56</text:p>
              </table:table-cell>
              <table:table-cell office:value-type="float" office:value="0.3136">
                <text:p>0.3136</text:p>
              </table:table-cell>
              <table:table-cell office:value-type="float" office:value="0.117289343115865">
                <text:p>0.117289343115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0.58">
                <text:p>0.58</text:p>
              </table:table-cell>
              <table:table-cell office:value-type="float" office:value="0.3364">
                <text:p>0.3364</text:p>
              </table:table-cell>
              <table:table-cell office:value-type="float" office:value="0.129745449436529">
                <text:p>0.129745449436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143429236363636">
                <text:p>0.14342923636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0.62">
                <text:p>0.62</text:p>
              </table:table-cell>
              <table:table-cell office:value-type="float" office:value="0.3844">
                <text:p>0.3844</text:p>
              </table:table-cell>
              <table:table-cell office:value-type="float" office:value="0.158461704764765">
                <text:p>0.158461704764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0.64">
                <text:p>0.64</text:p>
              </table:table-cell>
              <table:table-cell office:value-type="float" office:value="0.4096">
                <text:p>0.4096</text:p>
              </table:table-cell>
              <table:table-cell office:value-type="float" office:value="0.17497578141874">
                <text:p>0.17497578141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0.66">
                <text:p>0.66</text:p>
              </table:table-cell>
              <table:table-cell office:value-type="float" office:value="0.4356">
                <text:p>0.4356</text:p>
              </table:table-cell>
              <table:table-cell office:value-type="float" office:value="0.19311749443993">
                <text:p>0.19311749443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0.68">
                <text:p>0.68</text:p>
              </table:table-cell>
              <table:table-cell office:value-type="float" office:value="0.4624">
                <text:p>0.4624</text:p>
              </table:table-cell>
              <table:table-cell office:value-type="float" office:value="0.213047264552992">
                <text:p>0.21304726455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234941323636364">
                <text:p>0.23494132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0.72">
                <text:p>0.72</text:p>
              </table:table-cell>
              <table:table-cell office:value-type="float" office:value="0.5184">
                <text:p>0.5184</text:p>
              </table:table-cell>
              <table:table-cell office:value-type="float" office:value="0.258993273078169">
                <text:p>0.258993273078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0.74">
                <text:p>0.74</text:p>
              </table:table-cell>
              <table:table-cell office:value-type="float" office:value="0.5476">
                <text:p>0.5476</text:p>
              </table:table-cell>
              <table:table-cell office:value-type="float" office:value="0.285415795724529">
                <text:p>0.28541579572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0.76">
                <text:p>0.76</text:p>
              </table:table-cell>
              <table:table-cell office:value-type="float" office:value="0.5776">
                <text:p>0.5776</text:p>
              </table:table-cell>
              <table:table-cell office:value-type="float" office:value="0.314442536558433">
                <text:p>0.314442536558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0.78">
                <text:p>0.78</text:p>
              </table:table-cell>
              <table:table-cell office:value-type="float" office:value="0.6084">
                <text:p>0.6084</text:p>
              </table:table-cell>
              <table:table-cell office:value-type="float" office:value="0.346330168739333">
                <text:p>0.34633016873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381360663272727">
                <text:p>0.381360663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0.82">
                <text:p>0.82</text:p>
              </table:table-cell>
              <table:table-cell office:value-type="float" office:value="0.6724">
                <text:p>0.6724</text:p>
              </table:table-cell>
              <table:table-cell office:value-type="float" office:value="0.419843782379616">
                <text:p>0.41984378237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0.84">
                <text:p>0.84</text:p>
              </table:table-cell>
              <table:table-cell office:value-type="float" office:value="0.7056">
                <text:p>0.7056</text:p>
              </table:table-cell>
              <table:table-cell office:value-type="float" office:value="0.462119818613792">
                <text:p>0.46211981861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0.86">
                <text:p>0.86</text:p>
              </table:table-cell>
              <table:table-cell office:value-type="float" office:value="0.7396">
                <text:p>0.7396</text:p>
              </table:table-cell>
              <table:table-cell office:value-type="float" office:value="0.508562603948039">
                <text:p>0.508562603948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0.88">
                <text:p>0.88</text:p>
              </table:table-cell>
              <table:table-cell office:value-type="float" office:value="0.7744">
                <text:p>0.7744</text:p>
              </table:table-cell>
              <table:table-cell office:value-type="float" office:value="0.559582815437478">
                <text:p>0.559582815437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615631606690909">
                <text:p>0.6156316066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0.92">
                <text:p>0.92</text:p>
              </table:table-cell>
              <table:table-cell office:value-type="float" office:value="0.8464">
                <text:p>0.8464</text:p>
              </table:table-cell>
              <table:table-cell office:value-type="float" office:value="0.67720459726193">
                <text:p>0.67720459726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0.94">
                <text:p>0.94</text:p>
              </table:table-cell>
              <table:table-cell office:value-type="float" office:value="0.8836">
                <text:p>0.8836</text:p>
              </table:table-cell>
              <table:table-cell office:value-type="float" office:value="0.744846255236613">
                <text:p>0.744846255236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0.96">
                <text:p>0.96</text:p>
              </table:table-cell>
              <table:table-cell office:value-type="float" office:value="0.9216">
                <text:p>0.9216</text:p>
              </table:table-cell>
              <table:table-cell office:value-type="float" office:value="0.819154711771408">
                <text:p>0.81915471177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0.98">
                <text:p>0.98</text:p>
              </table:table-cell>
              <table:table-cell office:value-type="float" office:value="0.9604">
                <text:p>0.9604</text:p>
              </table:table-cell>
              <table:table-cell office:value-type="float" office:value="0.900787050154511">
                <text:p>0.900787050154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0465116160001">
                <text:p>0.99046511616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